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6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6"/>
        <table:table-column table:style-name="co5" table:default-cell-style-name="Default"/>
        <table:table-row table:style-name="ro1">
          <table:table-cell/>
          <table:table-cell table:style-name="ce4" office:value-type="string" calcext:value-type="string" table:number-columns-spanned="6" table:number-rows-spanned="1">
            <text:p>ShieldClon 00-01 <text:s text:c="19"/>XdeSIG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LCS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White</text:p>
          </table:table-cell>
          <table:table-cell office:value-type="string" calcext:value-type="string">
            <text:p>1x6Px2,54 </text:p>
          </table:table-cell>
          <table:table-cell office:value-type="string" calcext:value-type="string">
            <text:p>SV5</text:p>
          </table:table-cell>
          <table:table-cell office:value-type="string" calcext:value-type="string">
            <text:p><text:a xlink:href="https://www.lcsc.com/product-detail/Pin-Headers_MOLEX-0022032131_C3329786.html" xlink:type="simple">C3329786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Red</text:p>
          </table:table-cell>
          <table:table-cell office:value-type="string" calcext:value-type="string">
            <text:p>1x6Px2,54 </text:p>
          </table:table-cell>
          <table:table-cell office:value-type="string" calcext:value-type="string">
            <text:p>SV6 </text:p>
          </table:table-cell>
          <table:table-cell office:value-type="string" calcext:value-type="string">
            <text:p><text:a xlink:href="https://www.lcsc.com/product-detail/Pin-Headers_Ckmtw-Shenzhen-Cankemeng-S108500006_C141437.html" xlink:type="simple">C1414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Black</text:p>
          </table:table-cell>
          <table:table-cell office:value-type="string" calcext:value-type="string">
            <text:p>1x6Px2,54 </text:p>
          </table:table-cell>
          <table:table-cell office:value-type="string" calcext:value-type="string">
            <text:p>SV7</text:p>
          </table:table-cell>
          <table:table-cell office:value-type="string" calcext:value-type="string">
            <text:p><text:a xlink:href="https://www.lcsc.com/product-detail/Pin-Headers_BOOMELE-Boom-Precision-Elec-C2337_C2337.html" xlink:type="simple">C23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White</text:p>
          </table:table-cell>
          <table:table-cell office:value-type="string" calcext:value-type="string">
            <text:p>1x7Px2,54 </text:p>
          </table:table-cell>
          <table:table-cell office:value-type="string" calcext:value-type="string">
            <text:p>SV2</text:p>
          </table:table-cell>
          <table:table-cell office:value-type="string" calcext:value-type="string">
            <text:p><text:a xlink:href="https://www.lcsc.com/product-detail/Pin-Headers_MOLEX-0022032131_C3329786.html" xlink:type="simple">C3329786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Red</text:p>
          </table:table-cell>
          <table:table-cell office:value-type="string" calcext:value-type="string">
            <text:p>1x7Px2,54 </text:p>
          </table:table-cell>
          <table:table-cell office:value-type="string" calcext:value-type="string">
            <text:p>SV3</text:p>
          </table:table-cell>
          <table:table-cell office:value-type="string" calcext:value-type="string">
            <text:p><text:a xlink:href="https://www.lcsc.com/product-detail/Pin-Headers_Ckmtw-Shenzhen-Cankemeng-S108500006_C141437.html" xlink:type="simple">C1414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Black</text:p>
          </table:table-cell>
          <table:table-cell office:value-type="string" calcext:value-type="string">
            <text:p>1x7Px2,54 </text:p>
          </table:table-cell>
          <table:table-cell office:value-type="string" calcext:value-type="string">
            <text:p>SV4</text:p>
          </table:table-cell>
          <table:table-cell office:value-type="string" calcext:value-type="string">
            <text:p><text:a xlink:href="https://www.lcsc.com/product-detail/Pin-Headers_BOOMELE-Boom-Precision-Elec-C2337_C2337.html" xlink:type="simple">C23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With cap</text:p>
          </table:table-cell>
          <table:table-cell office:value-type="string" calcext:value-type="string">
            <text:p>1x2Px2,54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C37607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JUMPER_JP1E</text:p>
          </table:table-cell>
          <table:table-cell office:value-type="string" calcext:value-type="string">
            <text:p>1x2Px2,54 Femal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<text:a xlink:href="https://www.lcsc.com/product-detail/Female-Headers_BOOMELE-Boom-Precision-Elec-C49661_C49661.html" xlink:type="simple">C49661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MA04-1</text:p>
          </table:table-cell>
          <table:table-cell office:value-type="string" calcext:value-type="string">
            <text:p>1x4Px2,54 Female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1,, C4</text:p>
          </table:table-cell>
          <table:table-cell office:value-type="string" calcext:value-type="string">
            <text:p><text:a xlink:href="https://www.lcsc.com/product-detail/Ceramic-Disc-Capacitors_Dersonic-CC1H104ZA1PD3F5P3003_C353903.html" xlink:type="simple">C353903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7</text:p>
          </table:table-cell>
          <table:table-cell office:value-type="string" calcext:value-type="string">
            <text:p><text:a xlink:href="https://www.lcsc.com/product-detail/Through-Hole-Resistors_UNI-ROYAL-Uniroyal-Elec-CFR0W4J0103A50_C61299.html" xlink:type="simple">C61299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www.lcsc.com/product-detail/Through-Hole-Resistors_UNI-ROYAL-Uniroyal-Elec-CFR0W4J0183A50_C70811.html" xlink:type="simple">C70811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a xlink:href="https://www.lcsc.com/product-detail/Through-Hole-Resistors_VO-CR1-4W-2-2-5-OT26_C2894548.html" xlink:type="simple">C2894548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<text:a xlink:href="https://www.lcsc.com/product-detail/Through-Hole-Resistors_CCO-Chian-Chia-Elec-CF1-4W-2-2K-5-T_C120063.html" xlink:type="simple">C120063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4, R6</text:p>
          </table:table-cell>
          <table:table-cell office:value-type="string" calcext:value-type="string">
            <text:p><text:a xlink:href="https://www.lcsc.com/product-detail/Through-Hole-Resistors_CCO-Chian-Chia-Elec-CF1-4W-4-7K-5-T_C120071.html" xlink:type="simple">C120071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2222</text:p>
          </table:table-cell>
          <table:table-cell office:value-type="string" calcext:value-type="string">
            <text:p>TO92-EBC-OVAL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<text:a xlink:href="https://www.lcsc.com/product-detail/Bipolar-Transistors-BJT_Slkor-SLKORMICRO-Elec-2N2222A_C5330385.html" xlink:type="simple">C5330385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0u/16V</text:p>
          </table:table-cell>
          <table:table-cell office:value-type="string" calcext:value-type="string">
            <text:p>470uF 16V</text:p>
          </table:table-cell>
          <table:table-cell office:value-type="string" calcext:value-type="string">
            <text:p>E2,5-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a xlink:href="https://www.lcsc.com/product-detail/Aluminum-Electrolytic-Capacitors-Leaded_SamYoung-Electronics-NXA-16V-470UF-10-12-5-5-0TP_C2842806.html" xlink:type="simple">C2842806</text:a>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K550/2</text:p>
          </table:table-cell>
          <table:table-cell office:value-type="string" calcext:value-type="string">
            <text:p>AK550/2 3,5mm</text:p>
          </table:table-cell>
          <table:table-cell office:value-type="string" calcext:value-type="string">
            <text:p>X1, X2, X3</text:p>
          </table:table-cell>
          <table:table-cell office:value-type="string" calcext:value-type="string">
            <text:p><text:a xlink:href="https://www.lcsc.com/product-detail/Screw-terminal_Ningbo-Xinlaiya-Elec-XY302V-3-5-2P_C784940.html" xlink:type="simple">C784940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BUZZER 12mm (7mm)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<text:a xlink:href="https://www.lcsc.com/product-detail/Buzzers_S-S-SUN-1295Y-0327-45P7-6_C2689171.html" xlink:type="simple">C2689171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Polyfuse 0.65A</text:p>
          </table:table-cell>
          <table:table-cell office:value-type="string" calcext:value-type="string">
            <text:p>TE5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<text:a xlink:href="https://www.lcsc.com/product-detail/Resettable-Fuses_SCHURTER-PFRA-050_C1562414.html" xlink:type="simple">C1562414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6612FNG on PCB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1</text:p>
          </table:table-cell>
          <table:table-cell table:style-name="ce7"/>
          <table:table-cell office:value-type="string" calcext:value-type="string">
            <text:p><text:a xlink:href="https://es.aliexpress.com/item/32223093678.html?spm=a2g0o.productlist.0.0.6dc1310cFoyi8t&amp;algo_pvid=e49b2c8d-82e7-4a4a-893b-e4da9ad87508&amp;algo_exp_id=e49b2c8d-82e7-4a4a-893b-e4da9ad87508-3&amp;pdp_ext_f=%7B%22sku_id%22%3A%2212000016463619296%22%7D&amp;pdp_npi=2%40dis%21EUR%21%210.62%21%21%211.44%21%21%402100bdd816590017927078573e0aa9%2112000016463619296%21sea" xlink:type="simple">Aliexpress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_PCB</text:p>
          </table:table-cell>
          <table:table-cell office:value-type="string" calcext:value-type="string">
            <text:p>Micro USB</text:p>
          </table:table-cell>
          <table:table-cell office:value-type="string" calcext:value-type="string">
            <text:p>MicroXNJ 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<text:a xlink:href="https://www.lcsc.com/product-detail/span-style-background-color-ff0-USB-span-Connectors_SHOU-HAN-MicroXNJ_C404969.html" xlink:type="simple">C404969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WS2812BTHT</text:p>
          </table:table-cell>
          <table:table-cell office:value-type="string" calcext:value-type="string">
            <text:p>NEOPIXEL5MM</text:p>
          </table:table-cell>
          <table:table-cell office:value-type="string" calcext:value-type="string">
            <text:p>NP2</text:p>
          </table:table-cell>
          <table:table-cell office:value-type="string" calcext:value-type="string">
            <text:p><text:a xlink:href="https://www.lcsc.com/product-detail/Light-Emitting-Diodes-LED_Worldsemi-WS2812B-B-W_C114586.html" xlink:type="simple">C114586</text:a></text:p>
          </table:table-cell>
          <table:table-cell/>
        </table:table-row>
        <table:table-row table:style-name="ro1">
          <table:table-cell/>
          <table:table-cell table:style-name="ce3" table:number-columns-repeated="5"/>
          <table:table-cell table:style-name="ce8"/>
          <table:table-cell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harger/step up option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D05CVSA</text:p>
          </table:table-cell>
          <table:table-cell office:value-type="string" calcext:value-type="string">
            <text:p>U1</text:p>
          </table:table-cell>
          <table:table-cell table:style-name="ce7"/>
          <table:table-cell office:value-type="string" calcext:value-type="string">
            <text:p><text:a xlink:href="https://es.aliexpress.com/i/32828274599.html" xlink:type="simple">https://es.aliexpress.com/i/32828274599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7:12:44.876000000</meta:creation-date>
    <dc:date>2023-03-13T18:28:44.498000000</dc:date>
    <meta:editing-duration>PT1H11M32S</meta:editing-duration>
    <meta:editing-cycles>3</meta:editing-cycles>
    <meta:generator>LibreOffice/7.5.0.3$Windows_X86_64 LibreOffice_project/c21113d003cd3efa8c53188764377a8272d9d6de</meta:generator>
    <meta:document-statistic meta:table-count="1" meta:cell-count="143" meta:object-count="0"/>
  </office:meta>
</office:document-meta>
</file>